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 svg:font-family="Mono"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Monospace"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Monospace"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Monospace" fo:font-size="12pt" style:text-underline-style="solid" style:text-underline-width="auto" style:text-underline-color="font-color" fo:font-weight="bold" style:font-size-asian="10.5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uk</text:p>
      <text:p text:style-name="P1"/>
      <text:p text:style-name="P2">Procedural Generation.</text:p>
      <text:p text:style-name="P2"><text:span text:style-name="T1"/></text:p>
      <text:p text:style-name="P2"><text:span text:style-name="T1">Procedural generation is the act of producing content algorithmically. In games, content may often be generated procedurally to give the game more variation or depth.</text:span></text:p>
      <text:p text:style-name="P2"><text:span text:style-name="T1"/></text:p>
      <text:p text:style-name="P2"><text:span text:style-name="T1">We deploy a very simple level generator within Unuk by placing object entities and NPC's at random locations on the map, while avoiding collision with other entities.</text:span></text:p>
      <text:p text:style-name="P2"><text:span text:style-name="T1"/></text:p>
      <text:p text:style-name="P2"><text:span text:style-name="T1">In LevelGen.* GenerateEntities(const std::string&amp;, int) takes in the name of the file minus the file extension, and the frequency in which entities will be drawn. The higher the frequency, the less densely populated that particular object will become, giving the user the ability to make the level less cramped with the same type of objects.</text:span></text:p>
      <text:p text:style-name="P2"><text:span text:style-name="T1"/></text:p>
      <text:p text:style-name="P3"><text:span text:style-name="T1">To calculate the frequency that an entity will appear we use a variable named </text:span><text:span text:style-name="T2">nextEntityGen</text:span><text:span text:style-name="T3"> this is used to indicate how many tiles we will place the next entity, after it is places we then re-calculate it again. </text:span><text:span text:style-name="T2">NextEntityGen</text:span><text:span text:style-name="T3"> is a value in the scope of</text:span></text:p>
      <text:p text:style-name="P3"><text:span text:style-name="T3">[1 <text:s/>… frequency-1] We have an offset of one as rand() returns a number between zero to frequency non-inclusive. </text:span><text:span text:style-name="T2">Int nextEntityGen = 1 + (rand() % frequency);</text:span></text:p>
      <text:p text:style-name="P3"><text:span text:style-name="T2">We then iterate through a tile array to find where we should place the next entity before we calculate where we will place the next object.</text:span></text:p>
      <text:p text:style-name="P3"><text:span text:style-name="T2"/></text:p>
      <text:p text:style-name="P3"><text:span text:style-name="T2"/></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 svg:font-family="Mono"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3:41:32</meta:creation-date>
    <meta:document-statistic meta:table-count="0" meta:image-count="0" meta:object-count="0" meta:page-count="1" meta:paragraph-count="8" meta:word-count="209" meta:character-count="1248" meta:non-whitespace-character-count="1046"/>
    <dc:date>2012-03-08T00:13:39</dc:date>
    <meta:editing-duration>PT15M26S</meta:editing-duration>
    <meta:editing-cycles>1</meta:editing-cycles>
    <meta:generator>LibreOffice/3.4$Linux LibreOffice_project/340m1$Build-502</meta:generator>
  </office:meta>
</office:document-meta>
</file>